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fill="solid" draw:fill-color="#9999ff"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draw:fill="solid" draw:fill-color="#23b8d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fill="solid" draw:fill-color="#3deb3d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start" style:text-autospace="none"/>
      <style:text-properties fo:font-family="LucidaGrande" fo:font-size="10pt" style:font-family-asian="LucidaGrande" style:font-size-asian="10pt" style:font-family-complex="LucidaGrande" style:font-size-complex="10pt"/>
    </style:style>
    <style:style style:name="P4" style:family="paragraph">
      <style:text-properties fo:font-family="'American Typewriter'" style:font-family-generic="swiss" style:font-pitch="variable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LucidaGrande" fo:font-size="10pt" fo:font-style="normal" fo:text-shadow="none" style:text-underline-style="none" fo:font-weight="normal" style:letter-kerning="true" style:font-family-asian="LucidaGrande" style:font-size-asian="10pt" style:font-style-asian="normal" style:font-weight-asian="normal" style:font-family-complex="LucidaGrande" style:font-size-complex="10pt" style:font-style-complex="normal" style:font-weight-complex="normal" style:text-emphasize="none" style:font-relief="none"/>
    </style:style>
    <style:style style:name="T5" style:family="text">
      <style:text-properties fo:font-family="'American Typewriter'" style:font-family-generic="swiss" style:font-pitch="variable"/>
    </style:style>
    <style:style style:name="T6" style:family="text">
      <style:text-properties fo:font-family="'American Typewriter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445cm" svg:height="5.715cm" svg:x="15.605cm" svg:y="6.08cm">
          <text:p text:style-name="P1"><text:span text:style-name="T1">Numeric Variables</text:span></text:p>
          <text:p text:style-name="P1"><text:span text:style-name="T2">(32-bit signed int)</text:span></text:p>
          <text:p text:style-name="P2"><text:span text:style-name="T1"/></text:p>
          <text:p text:style-name="P2"><text:span text:style-name="T1">a=5;print a;a++</text:span></text:p>
          <text:p text:style-name="P2"><text:span text:style-name="T3"/></text:p>
          <text:p text:style-name="P2"><text:span text:style-name="T3">a: 0x00000000</text:span></text:p>
          <text:p text:style-name="P2"><text:span text:style-name="T3">b: 0x00000000</text:span></text:p>
          <text:p text:style-name="P2"><text:span text:style-name="T3">c: 0x00000000</text:span></text:p>
          <text:p text:style-name="P2"><text:span text:style-name="T3">.</text:span></text:p>
          <text:p text:style-name="P2"><text:span text:style-name="T3">.</text:span></text:p>
          <text:p text:style-name="P2"><text:span text:style-name="T3">x: 0x00000000</text:span></text:p>
          <text:p text:style-name="P2"><text:span text:style-name="T3">y: 0x00000000</text:span></text:p>
          <text:p text:style-name="P2"><text:span text:style-name="T3">z: 0x00000000</text:span></text:p>
        </draw:rect>
        <draw:rect draw:style-name="gr1" draw:text-style-name="P2" draw:layer="layout" svg:width="3.175cm" svg:height="5.715cm" svg:x="16.875cm" svg:y="12.43cm">
          <text:p text:style-name="P1"><text:span text:style-name="T1">Digital Pin</text:span></text:p>
          <text:p text:style-name="P1"><text:span text:style-name="T1">Variables (rw)</text:span></text:p>
          <text:p text:style-name="P2"><text:span text:style-name="T3"/></text:p>
          <text:p text:style-name="P2"><text:span text:style-name="T1">pinmode(13,1);</text:span></text:p>
          <text:p text:style-name="P2"><text:span text:style-name="T1">d13=1;</text:span></text:p>
          <text:p text:style-name="P2"><text:span text:style-name="T1">x=d13;</text:span></text:p>
          <text:p text:style-name="P2"><text:span text:style-name="T1"/></text:p>
          <text:p text:style-name="P2"><text:span text:style-name="T1"/></text:p>
          <text:p text:style-name="P2"><text:span text:style-name="T3">d0: 0|1</text:span></text:p>
          <text:p text:style-name="P2"><text:span text:style-name="T3">d1: 0|1</text:span></text:p>
          <text:p text:style-name="P2"><text:span text:style-name="T3">d2: 0|1</text:span></text:p>
          <text:p text:style-name="P2"><text:span text:style-name="T3">.</text:span></text:p>
          <text:p text:style-name="P2"><text:span text:style-name="T3">.</text:span></text:p>
          <text:p text:style-name="P2"><text:span text:style-name="T3">d[n]: 0|1</text:span></text:p>
        </draw:rect>
        <draw:rect draw:style-name="gr1" draw:text-style-name="P2" draw:layer="layout" svg:width="3.175cm" svg:height="4.445cm" svg:x="16.875cm" svg:y="18.78cm">
          <text:p text:style-name="P1"><text:span text:style-name="T1">Analog In </text:span></text:p>
          <text:p text:style-name="P1"><text:span text:style-name="T1">Pin Variables (ro)</text:span></text:p>
          <text:p text:style-name="P2"><text:span text:style-name="T3"/></text:p>
          <text:p text:style-name="P2"><text:span text:style-name="T1">print a3;</text:span></text:p>
          <text:p text:style-name="P2"><text:span text:style-name="T3"/></text:p>
          <text:p text:style-name="P2"><text:span text:style-name="T3">a0: [0..1023]</text:span></text:p>
          <text:p text:style-name="P2"><text:span text:style-name="T3">a1: [0..1023]</text:span></text:p>
          <text:p text:style-name="P2"><text:span text:style-name="T3">a2: [0..1023]</text:span></text:p>
          <text:p text:style-name="P2"><text:span text:style-name="T3">.</text:span></text:p>
          <text:p text:style-name="P2"><text:span text:style-name="T3">.</text:span></text:p>
          <text:p text:style-name="P2"><text:span text:style-name="T3">a[n]: [0..1023]</text:span></text:p>
        </draw:rect>
        <draw:rect draw:style-name="gr2" draw:text-style-name="P1" draw:layer="layout" svg:width="6.35cm" svg:height="11.43cm" svg:x="1.635cm" svg:y="2.905cm">
          <text:p text:style-name="P1"><text:span text:style-name="T1">Functions</text:span></text:p>
          <text:p text:style-name="P1"><text:span text:style-name="T2"/></text:p>
          <text:p text:style-name="P2"><text:span text:style-name="T1">abs(x):</text:span><text:span text:style-name="T1"><text:tab/></text:span><text:span text:style-name="T2">absolute value</text:span></text:p>
          <text:p text:style-name="P2"><text:span text:style-name="T1">ar(pin)</text:span><text:span text:style-name="T2">: analogRead</text:span></text:p>
          <text:p text:style-name="P2"><text:span text:style-name="T1">aw(pin,pwmval)</text:span><text:span text:style-name="T2">: PWM output</text:span></text:p>
          <text:p text:style-name="P2"><text:span text:style-name="T1">baud(pin,baud)</text:span><text:span text:style-name="T2">: set output baud</text:span></text:p>
          <text:p text:style-name="P2"><text:span text:style-name="T1">beep(pin,hz,ms)</text:span><text:span text:style-name="T2">: make beepy</text:span></text:p>
          <text:p text:style-name="P2"><text:span text:style-name="T1">constrain(val,min,max)</text:span></text:p>
          <text:p text:style-name="P2"><text:span text:style-name="T1">delay(ms): </text:span><text:span text:style-name="T2">pause execution</text:span></text:p>
          <text:p text:style-name="P2"><text:span text:style-name="T1">dr(pin)</text:span><text:span text:style-name="T2">: digitalRead</text:span></text:p>
          <text:p text:style-name="P2"><text:span text:style-name="T1">du(us)</text:span><text:span text:style-name="T2">: delayMicroseconds</text:span></text:p>
          <text:p text:style-name="P2"><text:span text:style-name="T1">dw(pin,bool)</text:span><text:span text:style-name="T2">: digitalWrite</text:span></text:p>
          <text:p text:style-name="P2"><text:span text:style-name="T1">er(addr)</text:span><text:span text:style-name="T2">: read byte eeprom</text:span></text:p>
          <text:p text:style-name="P2"><text:span text:style-name="T1">ew(addr,data)</text:span><text:span text:style-name="T2">: write eeprom</text:span></text:p>
          <text:p text:style-name="P2"><text:span text:style-name="T1">free()</text:span><text:span text:style-name="T2">: free stack</text:span></text:p>
          <text:p text:style-name="P2"><text:span text:style-name="T1">millis(): </text:span><text:span text:style-name="T2">uptime in ms</text:span></text:p>
          <text:p text:style-name="P2"><text:span text:style-name="T1">min(a,b): </text:span><text:span text:style-name="T2">lesser of a,b</text:span></text:p>
          <text:p text:style-name="P2"><text:span text:style-name="T1">pinmode(pin,isOut): </text:span><text:span text:style-name="T2">set pin as output</text:span></text:p>
          <text:p text:style-name="P2"><text:span text:style-name="T1">pulsein(pin,val,timeout): </text:span><text:span text:style-name="T2">get pulse</text:span></text:p>
          <text:p text:style-name="P2"><text:span text:style-name="T1">rand2(min,max):</text:span></text:p>
          <text:p text:style-name="P2"><text:span text:style-name="T1">random(n): </text:span><text:span text:style-name="T2">random in [0..n-1]</text:span></text:p>
          <text:p text:style-name="P2"><text:span text:style-name="T1">sa: serialAvailable</text:span></text:p>
          <text:p text:style-name="P2"><text:span text:style-name="T1">shiftout(data,clk,ord,val)</text:span></text:p>
          <text:p text:style-name="P2"><text:span text:style-name="T1">snooze(ms): </text:span><text:span text:style-name="T2">suspend macro</text:span></text:p>
          <text:p text:style-name="P2"><text:span text:style-name="T1">sr(): serialRead</text:span></text:p>
          <text:p text:style-name="P2"><text:span text:style-name="T1">usr(arg): </text:span><text:span text:style-name="T2">user modifiable fn</text:span></text:p>
          <text:p text:style-name="P2"><text:span text:style-name="T2"/></text:p>
        </draw:rect>
        <draw:rect draw:style-name="gr3" draw:text-style-name="P1" draw:layer="layout" svg:width="6.35cm" svg:height="6.89cm" svg:x="8.62cm" svg:y="11.16cm">
          <text:p text:style-name="P1"><text:span text:style-name="T1">Macro Commands</text:span></text:p>
          <text:p text:style-name="P1"><text:span text:style-name="T1"/></text:p>
          <text:p text:style-name="P2"><text:span text:style-name="T1">foo:=”bar”</text:span><text:span text:style-name="T3"> - define macro foo</text:span></text:p>
          <text:p text:style-name="P2"><text:span text:style-name="T1">foo</text:span><text:span text:style-name="T3"> = run macro foo</text:span></text:p>
          <text:p text:style-name="P2"><text:span text:style-name="T1">ls</text:span><text:span text:style-name="T3"> - list macros</text:span></text:p>
          <text:p text:style-name="P2"><text:span text:style-name="T1">rm foo</text:span><text:span text:style-name="T3"> - remove foo</text:span></text:p>
          <text:p text:style-name="P2"><text:span text:style-name="T1">peep</text:span><text:span text:style-name="T3"> - print eeprom map</text:span></text:p>
          <text:p text:style-name="P2"><text:span text:style-name="T1">run foo,dt</text:span><text:span text:style-name="T3"> - run foo every dt ms</text:span></text:p>
          <text:p text:style-name="P2"><text:span text:style-name="T1">ps</text:span><text:span text:style-name="T3"> - list running macros</text:span></text:p>
          <text:p text:style-name="P2"><text:span text:style-name="T1">stop n</text:span><text:span text:style-name="T3"> - stop macro n from ps</text:span></text:p>
          <text:p text:style-name="P2"><text:span text:style-name="T1">stop</text:span><text:span text:style-name="T3"> * - or ^C to stop all</text:span></text:p>
          <text:p text:style-name="P2"><text:span text:style-name="T1">snooze(ms)</text:span><text:span text:style-name="T3">: suspend macro</text:span></text:p>
          <text:p text:style-name="P2"><text:span text:style-name="T3"/></text:p>
        </draw:rect>
        <draw:rect draw:style-name="gr4" draw:text-style-name="P1" draw:layer="layout" svg:width="6.35cm" svg:height="8.255cm" svg:x="8.62cm" svg:y="2.27cm">
          <text:p text:style-name="P1"><text:span text:style-name="T1">Statement Syntax</text:span></text:p>
          <text:p text:style-name="P1"><text:span text:style-name="T1"/></text:p>
          <text:p text:style-name="P2"><text:span text:style-name="T2">A bitlash command is one line</text:span></text:p>
          <text:p text:style-name="P2"><text:span text:style-name="T2">of 80 characters or less containing</text:span></text:p>
          <text:p text:style-name="P2"><text:span text:style-name="T2">one or more statements separated</text:span></text:p>
          <text:p text:style-name="P2"><text:span text:style-name="T2">by semicolons.</text:span></text:p>
          <text:p text:style-name="P2"><text:span text:style-name="T1"/></text:p>
          <text:p text:style-name="P2"><text:span text:style-name="T1">if expr: stmt;stmt;...</text:span></text:p>
          <text:p text:style-name="P2"><text:span text:style-name="T1">while expr: stmt;stmt;...</text:span></text:p>
          <text:p text:style-name="P2"><text:span text:style-name="T1">switch expr: mac0,mac1..macn</text:span></text:p>
          <text:p text:style-name="P2"><text:span text:style-name="T1"/></text:p>
          <text:p text:style-name="P2"><text:span text:style-name="T1">a=&lt;expr&gt;</text:span><text:span text:style-name="T2">: assign numeric variable</text:span></text:p>
          <text:p text:style-name="P2"><text:span text:style-name="T1">d0 = &lt;expr&gt;: </text:span><text:span text:style-name="T2">assign pin variable</text:span></text:p>
          <text:p text:style-name="P2"><text:span text:style-name="T1">print a3: </text:span><text:span text:style-name="T2">get&amp;print analog input </text:span></text:p>
          <text:p text:style-name="P2"><text:span text:style-name="T1">foo:=”bar”</text:span><text:span text:style-name="T2">: define macro</text:span></text:p>
          <text:p text:style-name="P2"><text:span text:style-name="T1">macroname</text:span><text:span text:style-name="T3">: invoke macro</text:span></text:p>
          <text:p text:style-name="P2"><text:span text:style-name="T1">print expr | string,...</text:span><text:span text:style-name="T3">: serial output</text:span></text:p>
          <text:p text:style-name="P2"><text:span text:style-name="T1">boot: </text:span><text:span text:style-name="T2">restart</text:span></text:p>
          <text:p text:style-name="P2"><text:span text:style-name="T1">help</text:span><text:span text:style-name="T3">: print brief help</text:span></text:p>
        </draw:rect>
        <draw:rect draw:style-name="gr4" draw:text-style-name="P1" draw:layer="layout" svg:width="4.445cm" svg:height="3.81cm" svg:x="15.605cm" svg:y="1.635cm">
          <text:p text:style-name="P1"><text:span text:style-name="T1">Operators</text:span></text:p>
          <text:p text:style-name="P1"><text:span text:style-name="T1"/></text:p>
          <text:p text:style-name="P2"><text:span text:style-name="T1">()</text:span></text:p>
          <text:p text:style-name="P2"><text:span text:style-name="T1">++ --</text:span></text:p>
          <text:p text:style-name="P2"><text:span text:style-name="T1">* / %</text:span></text:p>
          <text:p text:style-name="P2"><text:span text:style-name="T1">+ -</text:span></text:p>
          <text:p text:style-name="P2"><text:span text:style-name="T1">&lt;&lt; &gt;&gt;</text:span></text:p>
          <text:p text:style-name="P3"><text:span text:style-name="T4"><text:s/></text:span><text:span text:style-name="T4">&lt; &lt;= &gt; &gt;= == != </text:span></text:p>
          <text:p text:style-name="P3"><text:span text:style-name="T4">^ &amp; | </text:span></text:p>
        </draw:rect>
        <draw:rect draw:style-name="gr5" draw:text-style-name="P1" draw:layer="layout" svg:width="4.445cm" svg:height="7.62cm" svg:x="1.635cm" svg:y="14.97cm">
          <text:p text:style-name="P1"><text:span text:style-name="T1">Print Command</text:span></text:p>
          <text:p text:style-name="P1"><text:span text:style-name="T1"/></text:p>
          <text:p text:style-name="P2"><text:span text:style-name="T1">print “hello, world”</text:span></text:p>
          <text:p text:style-name="P2"><text:span text:style-name="T1">print millis, “elapsed”</text:span></text:p>
          <text:p text:style-name="P2"><text:span text:style-name="T1"/></text:p>
          <text:p text:style-name="P2"><text:span text:style-name="T1">print #n: print to pin n</text:span></text:p>
          <text:p text:style-name="P2"><text:span text:style-name="T1">setbaud(n,9600);</text:span></text:p>
          <text:p text:style-name="P2"><text:span text:style-name="T1"/></text:p>
          <text:p text:style-name="P2"><text:span text:style-name="T1">String Escapes: </text:span></text:p>
          <text:p text:style-name="P2"><text:span text:style-name="T3">\xHH,\n,\r,\t,\\,\”</text:span></text:p>
          <text:p text:style-name="P2"><text:span text:style-name="T3"/></text:p>
          <text:p text:style-name="P2"><text:span text:style-name="T1">Format modifiers:</text:span></text:p>
          <text:p text:style-name="P2"><text:span text:style-name="T3">print 99:x,99:b,99:y</text:span></text:p>
          <text:p text:style-name="P2"><text:span text:style-name="T3">:x - hex</text:span></text:p>
          <text:p text:style-name="P2"><text:span text:style-name="T3">:b - binary</text:span></text:p>
          <text:p text:style-name="P2"><text:span text:style-name="T3">:y - byte binary</text:span></text:p>
          <text:p text:style-name="P2"><text:span text:style-name="T3">:* - asterisk barchart</text:span></text:p>
        </draw:rect>
        <draw:frame draw:style-name="gr6" draw:text-style-name="P4" draw:layer="layout" svg:width="10.795cm" svg:height="1.471cm" svg:x="1.635cm" svg:y="1cm">
          <draw:text-box>
            <text:p text:style-name="P4"><text:span text:style-name="T5">&gt; Bitlash 1.0 Cheat Sheet</text:span></text:p>
            <text:p text:style-name="P4"><text:span text:style-name="T6">http://bitlash.net</text:span></text:p>
          </draw:text-box>
        </draw:frame>
        <draw:rect draw:style-name="gr7" draw:text-style-name="P1" draw:layer="layout" svg:width="3.81cm" svg:height="3.905cm" svg:x="12.43cm" svg:y="18.685cm">
          <text:p text:style-name="P1"><text:span text:style-name="T1">Bitlash-AU</text:span></text:p>
          <text:p text:style-name="P1"><text:span text:style-name="T1">Extensions</text:span></text:p>
          <text:p text:style-name="P1"><text:span text:style-name="T2"/></text:p>
          <text:p text:style-name="P2"><text:span text:style-name="T2">tx(ms)</text:span></text:p>
          <text:p text:style-name="P2"><text:span text:style-name="T2">volume(x)</text:span></text:p>
          <text:p text:style-name="P2"><text:span text:style-name="T2">tone(Hz,ms)</text:span></text:p>
          <text:p text:style-name="P2"><text:span text:style-name="T2">xtone(Hz,ms) </text:span></text:p>
          <text:p text:style-name="P2"><text:span text:style-name="T2">cdget(), cdset()</text:span></text:p>
        </draw:rect>
        <draw:rect draw:style-name="gr7" draw:text-style-name="P1" draw:layer="layout" svg:width="5.08cm" svg:height="5.81cm" svg:x="6.715cm" svg:y="18.685cm">
          <text:p text:style-name="P1"><text:span text:style-name="T1">Bitlash-RF</text:span></text:p>
          <text:p text:style-name="P1"><text:span text:style-name="T1">Extensions</text:span></text:p>
          <text:p text:style-name="P2"><text:span text:style-name="T1"/></text:p>
          <text:p text:style-name="P2"><text:span text:style-name="T1">id:=”addr”</text:span></text:p>
          <text:p text:style-name="P2"><text:span text:style-name="T1">net:=”addr”</text:span></text:p>
          <text:p text:style-name="P2"><text:span text:style-name="T1">via:=”addr”</text:span></text:p>
          <text:p text:style-name="P2"><text:span text:style-name="T1">rpt:=”1”</text:span></text:p>
          <text:p text:style-name="P2"><text:span text:style-name="T1"/></text:p>
          <text:p text:style-name="P2"><text:span text:style-name="T1">tell addr “command”</text:span></text:p>
          <text:p text:style-name="P2"><text:span text:style-name="T2"/></text:p>
          <text:p text:style-name="P2"><text:span text:style-name="T2">fobby: f_up, f_down, f_left,</text:span></text:p>
          <text:p text:style-name="P2"><text:span text:style-name="T2"><text:tab/></text:span><text:span text:style-name="T2">f_right, f_center</text:span></text:p>
          <text:p text:style-name="P2"><text:span text:style-name="T2"/></text:p>
          <text:p text:style-name="P2"><text:span text:style-name="T2">rfget(), rfset(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30T10:30:33</meta:creation-date>
    <meta:editing-duration>PT00H00M00S</meta:editing-duration>
    <meta:editing-cycles>1</meta:editing-cycles>
    <meta:generator>OpenOffice.org/3.0$Unix OpenOffice.org_project/300m9$Build-9358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